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ussmeter_magnitude_validation" table:style-name="ta1">
        <table:shapes>
          <draw:frame draw:z-index="0" draw:style-name="gr1" draw:text-style-name="P1" svg:width="6.2945in" svg:height="3.5453in" svg:x="32.5476in" svg:y="1.5894in">
            <draw:object draw:notify-on-update-of-ranges="gaussmeter_magnitude_validation.Z1:gaussmeter_magnitude_validation.Z1 gaussmeter_magnitude_validation.Z2:gaussmeter_magnitude_validation.Z1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03279999999999" calcext:value-type="float">
            <text:p>-0.02032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83920000000002" calcext:value-type="float">
            <text:p>0.018392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31218" calcext:value-type="float">
            <text:p>0.03121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198439999999999" calcext:value-type="float">
            <text:p>-0.0198439999999999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-0.00885000000000002" calcext:value-type="float">
            <text:p>-0.008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0.0117" calcext:value-type="float">
            <text:p>0.0117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251679999999999" calcext:value-type="float">
            <text:p>-0.02516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7908" calcext:value-type="float">
            <text:p>-0.017908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83920000000002" calcext:value-type="float">
            <text:p>0.018392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27104" calcext:value-type="float">
            <text:p>-0.02710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22748" calcext:value-type="float">
            <text:p>-0.022748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183920000000002" calcext:value-type="float">
            <text:p>0.018392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198439999999999" calcext:value-type="float">
            <text:p>-0.01984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203279999999999" calcext:value-type="float">
            <text:p>0.020327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35520000000001" calcext:value-type="float">
            <text:p>-0.01355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748" calcext:value-type="float">
            <text:p>-0.02274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54879999999999" calcext:value-type="float">
            <text:p>0.015487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8072" calcext:value-type="float">
            <text:p>-0.02807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271039999999999" calcext:value-type="float">
            <text:p>-0.027103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27104" calcext:value-type="float">
            <text:p>-0.02710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0.0237160000000001" calcext:value-type="float">
            <text:p>0.023716000000000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885000000000002" calcext:value-type="float">
            <text:p>-0.008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65" calcext:value-type="float">
            <text:p>-0.01365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12960000000001" calcext:value-type="float">
            <text:p>0.021296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98439999999999" calcext:value-type="float">
            <text:p>-0.01984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295239999999999" calcext:value-type="float">
            <text:p>-0.0295239999999999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7908" calcext:value-type="float">
            <text:p>-0.01790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212960000000001" calcext:value-type="float">
            <text:p>0.021296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188760000000001" calcext:value-type="float">
            <text:p>0.0188760000000001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34606" calcext:value-type="float">
            <text:p>0.0346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203279999999999" calcext:value-type="float">
            <text:p>0.020327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748" calcext:value-type="float">
            <text:p>-0.0227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35520000000001" calcext:value-type="float">
            <text:p>-0.013552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203279999999999" calcext:value-type="float">
            <text:p>-0.02032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251679999999999" calcext:value-type="float">
            <text:p>-0.025167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252" calcext:value-type="float">
            <text:p>0.0252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438" calcext:value-type="float">
            <text:p>0.0438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246" calcext:value-type="float">
            <text:p>0.0246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0.0387" calcext:value-type="float">
            <text:p>0.038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266684" calcext:value-type="float">
            <text:p>-0.266684</text:p>
          </table:table-cell>
          <table:table-cell office:value-type="float" office:value="0.09165" calcext:value-type="float">
            <text:p>0.09165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-0.121968" calcext:value-type="float">
            <text:p>-0.121968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-0.04065" calcext:value-type="float">
            <text:p>-0.040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27" calcext:value-type="float">
            <text:p>0.0327</text:p>
          </table:table-cell>
          <table:table-cell office:value-type="float" office:value="-0.0280720000000001" calcext:value-type="float">
            <text:p>-0.02807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414" calcext:value-type="float">
            <text:p>0.0414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858" calcext:value-type="float">
            <text:p>0.0858</text:p>
          </table:table-cell>
          <table:table-cell office:value-type="float" office:value="-0.114224" calcext:value-type="float">
            <text:p>-0.114224</text:p>
          </table:table-cell>
          <table:table-cell office:value-type="float" office:value="0.30765" calcext:value-type="float">
            <text:p>0.30765</text:p>
          </table:table-cell>
          <table:table-cell office:value-type="float" office:value="1.4208" calcext:value-type="float">
            <text:p>1.4208</text:p>
          </table:table-cell>
          <table:table-cell office:value-type="float" office:value="-1.095534" calcext:value-type="float">
            <text:p>-1.095534</text:p>
          </table:table-cell>
          <table:table-cell office:value-type="float" office:value="0.4146" calcext:value-type="float">
            <text:p>0.4146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184888" calcext:value-type="float">
            <text:p>-0.184888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-0.0714" calcext:value-type="float">
            <text:p>-0.0714</text:p>
          </table:table-cell>
          <table:table-cell office:value-type="float" office:value="-0.0271039999999999" calcext:value-type="float">
            <text:p>-0.0271039999999999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846" calcext:value-type="float">
            <text:p>0.084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2865" calcext:value-type="float">
            <text:p>0.2865</text:p>
          </table:table-cell>
          <table:table-cell office:value-type="float" office:value="-0.109868" calcext:value-type="float">
            <text:p>-0.109868</text:p>
          </table:table-cell>
        </table:table-row>
        <table:table-row table:style-name="ro1">
          <table:table-cell office:value-type="float" office:value="-0.0183" calcext:value-type="float">
            <text:p>-0.0183</text:p>
          </table:table-cell>
          <table:table-cell office:value-type="float" office:value="-0.65685" calcext:value-type="float">
            <text:p>-0.656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9765" calcext:value-type="float">
            <text:p>-0.097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619520000000001" calcext:value-type="float">
            <text:p>-0.06195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90992" calcext:value-type="float">
            <text:p>-0.09099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7.40835" calcext:value-type="float">
            <text:p>-7.40835</text:p>
          </table:table-cell>
          <table:table-cell office:value-type="float" office:value="35.1408" calcext:value-type="float">
            <text:p>35.1408</text:p>
          </table:table-cell>
          <table:table-cell office:value-type="float" office:value="-16.806174" calcext:value-type="float">
            <text:p>-16.806174</text:p>
          </table:table-cell>
          <table:table-cell office:value-type="float" office:value="0.8316" calcext:value-type="float">
            <text:p>0.8316</text:p>
          </table:table-cell>
          <table:table-cell office:value-type="float" office:value="-0.7098" calcext:value-type="float">
            <text:p>-0.7098</text:p>
          </table:table-cell>
          <table:table-cell office:value-type="float" office:value="-0.0735679999999999" calcext:value-type="float">
            <text:p>-0.0735679999999999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1716" calcext:value-type="float">
            <text:p>0.171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080828" calcext:value-type="float">
            <text:p>-0.080828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4865" calcext:value-type="float">
            <text:p>0.14865</text:p>
          </table:table-cell>
          <table:table-cell office:value-type="float" office:value="-0.3078" calcext:value-type="float">
            <text:p>-0.307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7.55565" calcext:value-type="float">
            <text:p>7.55565</text:p>
          </table:table-cell>
          <table:table-cell office:value-type="float" office:value="35.1378" calcext:value-type="float">
            <text:p>35.1378</text:p>
          </table:table-cell>
          <table:table-cell office:value-type="float" office:value="-16.660974" calcext:value-type="float">
            <text:p>-16.660974</text:p>
          </table:table-cell>
          <table:table-cell office:value-type="float" office:value="0.6696" calcext:value-type="float">
            <text:p>0.6696</text:p>
          </table:table-cell>
          <table:table-cell office:value-type="float" office:value="-0.6018" calcext:value-type="float">
            <text:p>-0.601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8265" calcext:value-type="float">
            <text:p>0.826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-0.66885" calcext:value-type="float">
            <text:p>-0.66885</text:p>
          </table:table-cell>
          <table:table-cell office:value-type="float" office:value="-0.924924" calcext:value-type="float">
            <text:p>-0.92492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-0.151008" calcext:value-type="float">
            <text:p>-0.15100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0.57735" calcext:value-type="float">
            <text:p>-0.57735</text:p>
          </table:table-cell>
          <table:table-cell office:value-type="float" office:value="35.1378" calcext:value-type="float">
            <text:p>35.1378</text:p>
          </table:table-cell>
          <table:table-cell office:value-type="float" office:value="-17.367614" calcext:value-type="float">
            <text:p>-17.367614</text:p>
          </table:table-cell>
          <table:table-cell office:value-type="float" office:value="0.7596" calcext:value-type="float">
            <text:p>0.7596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8925" calcext:value-type="float">
            <text:p>0.089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26862" calcext:value-type="float">
            <text:p>-0.02686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265" calcext:value-type="float">
            <text:p>0.826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5765" calcext:value-type="float">
            <text:p>0.157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61952" calcext:value-type="float">
            <text:p>-0.06195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65904" calcext:value-type="float">
            <text:p>-0.36590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29764" calcext:value-type="float">
            <text:p>-0.929764</text:p>
          </table:table-cell>
          <table:table-cell office:value-type="float" office:value="0.17865" calcext:value-type="float">
            <text:p>0.178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7065" calcext:value-type="float">
            <text:p>-0.070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57112" calcext:value-type="float">
            <text:p>-0.05711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478" calcext:value-type="float">
            <text:p>0.247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228" calcext:value-type="float">
            <text:p>35.1228</text:p>
          </table:table-cell>
          <table:table-cell office:value-type="float" office:value="-17.212734" calcext:value-type="float">
            <text:p>-17.21273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164" calcext:value-type="float">
            <text:p>-0.116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626" calcext:value-type="float">
            <text:p>0.162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9285" calcext:value-type="float">
            <text:p>-0.692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6152" calcext:value-type="float">
            <text:p>-0.08615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08" calcext:value-type="float">
            <text:p>0.220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3035" calcext:value-type="float">
            <text:p>-3.130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41774" calcext:value-type="float">
            <text:p>-17.24177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858" calcext:value-type="float">
            <text:p>-0.685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656" calcext:value-type="float">
            <text:p>0.165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7185" calcext:value-type="float">
            <text:p>-0.671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10065" calcext:value-type="float">
            <text:p>-0.10065</text:p>
          </table:table-cell>
          <table:table-cell office:value-type="float" office:value="-0.041866" calcext:value-type="float">
            <text:p>-0.041866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178" calcext:value-type="float">
            <text:p>-0.0217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864" calcext:value-type="float">
            <text:p>0.086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148" calcext:value-type="float">
            <text:p>0.214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2208" calcext:value-type="float">
            <text:p>0.2208</text:p>
          </table:table-cell>
          <table:table-cell office:value-type="float" office:value="-0.370744" calcext:value-type="float">
            <text:p>-0.37074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1048" calcext:value-type="float">
            <text:p>35.1048</text:p>
          </table:table-cell>
          <table:table-cell office:value-type="float" office:value="-17.198214" calcext:value-type="float">
            <text:p>-17.1982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1071" calcext:value-type="float">
            <text:p>0.107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33396" calcext:value-type="float">
            <text:p>-0.03339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9285" calcext:value-type="float">
            <text:p>-0.692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1138" calcext:value-type="float">
            <text:p>35.113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735679999999999" calcext:value-type="float">
            <text:p>-0.07356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1041" calcext:value-type="float">
            <text:p>0.104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66308" calcext:value-type="float">
            <text:p>-0.066308</text:p>
          </table:table-cell>
        </table:table-row>
        <table:table-row table:style-name="ro1">
          <table:table-cell office:value-type="float" office:value="-0.0183" calcext:value-type="float">
            <text:p>-0.018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804" calcext:value-type="float">
            <text:p>0.080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38" calcext:value-type="float">
            <text:p>35.113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64" calcext:value-type="float">
            <text:p>-0.116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81" calcext:value-type="float">
            <text:p>0.098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33396" calcext:value-type="float">
            <text:p>-0.03339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51008" calcext:value-type="float">
            <text:p>-0.15100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528" calcext:value-type="float">
            <text:p>35.152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956" calcext:value-type="float">
            <text:p>0.795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105028" calcext:value-type="float">
            <text:p>-0.105028</text:p>
          </table:table-cell>
        </table:table-row>
        <table:table-row table:style-name="ro1">
          <table:table-cell office:value-type="float" office:value="-0.0273" calcext:value-type="float">
            <text:p>-0.027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408" calcext:value-type="float">
            <text:p>-0.3408</text:p>
          </table:table-cell>
          <table:table-cell office:value-type="float" office:value="-0.146168" calcext:value-type="float">
            <text:p>-0.14616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351" calcext:value-type="float">
            <text:p>0.03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0808" calcext:value-type="float">
            <text:p>35.080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183" calcext:value-type="float">
            <text:p>-0.0183</text:p>
          </table:table-cell>
          <table:table-cell office:value-type="float" office:value="-0.67185" calcext:value-type="float">
            <text:p>-0.671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0838" calcext:value-type="float">
            <text:p>35.083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626" calcext:value-type="float">
            <text:p>0.7626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29764" calcext:value-type="float">
            <text:p>-0.92976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-0.06765" calcext:value-type="float">
            <text:p>-0.067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0778" calcext:value-type="float">
            <text:p>35.077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254" calcext:value-type="float">
            <text:p>-0.125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446" calcext:value-type="float">
            <text:p>0.144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0808" calcext:value-type="float">
            <text:p>35.080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81" calcext:value-type="float">
            <text:p>0.098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65904" calcext:value-type="float">
            <text:p>-0.36590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1258" calcext:value-type="float">
            <text:p>35.125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896" calcext:value-type="float">
            <text:p>0.789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476" calcext:value-type="float">
            <text:p>0.147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5735" calcext:value-type="float">
            <text:p>-3.15735</text:p>
          </table:table-cell>
          <table:table-cell office:value-type="float" office:value="35.1168" calcext:value-type="float">
            <text:p>35.1168</text:p>
          </table:table-cell>
          <table:table-cell office:value-type="float" office:value="-17.207894" calcext:value-type="float">
            <text:p>-17.207894</text:p>
          </table:table-cell>
          <table:table-cell office:value-type="float" office:value="0.7866" calcext:value-type="float">
            <text:p>0.786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33154" calcext:value-type="float">
            <text:p>-0.03315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86152" calcext:value-type="float">
            <text:p>-0.08615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3335" calcext:value-type="float">
            <text:p>-3.13335</text:p>
          </table:table-cell>
          <table:table-cell office:value-type="float" office:value="35.0958" calcext:value-type="float">
            <text:p>35.095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66" calcext:value-type="float">
            <text:p>0.786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475" calcext:value-type="float">
            <text:p>0.8475</text:p>
          </table:table-cell>
          <table:table-cell office:value-type="float" office:value="-0.105028" calcext:value-type="float">
            <text:p>-0.10502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47674" calcext:value-type="float">
            <text:p>-0.04767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6035" calcext:value-type="float">
            <text:p>-3.16035</text:p>
          </table:table-cell>
          <table:table-cell office:value-type="float" office:value="35.1258" calcext:value-type="float">
            <text:p>35.1258</text:p>
          </table:table-cell>
          <table:table-cell office:value-type="float" office:value="-17.207894" calcext:value-type="float">
            <text:p>-17.20789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9585" calcext:value-type="float">
            <text:p>-0.695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1074" calcext:value-type="float">
            <text:p>0.1074</text:p>
          </table:table-cell>
          <table:table-cell office:value-type="float" office:value="-0.090992" calcext:value-type="float">
            <text:p>-0.09099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27184" calcext:value-type="float">
            <text:p>-0.32718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33396" calcext:value-type="float">
            <text:p>-0.03339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8985" calcext:value-type="float">
            <text:p>-0.689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561" calcext:value-type="float">
            <text:p>0.056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667920000000001" calcext:value-type="float">
            <text:p>-0.06679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1018" calcext:value-type="float">
            <text:p>35.1018</text:p>
          </table:table-cell>
          <table:table-cell office:value-type="float" office:value="-17.246614" calcext:value-type="float">
            <text:p>-17.24661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61064" calcext:value-type="float">
            <text:p>-0.36106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1018" calcext:value-type="float">
            <text:p>35.1018</text:p>
          </table:table-cell>
          <table:table-cell office:value-type="float" office:value="-17.207894" calcext:value-type="float">
            <text:p>-17.20789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446" calcext:value-type="float">
            <text:p>0.1446</text:p>
          </table:table-cell>
          <table:table-cell office:value-type="float" office:value="-0.038236" calcext:value-type="float">
            <text:p>-0.0382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80828" calcext:value-type="float">
            <text:p>-0.08082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9885" calcext:value-type="float">
            <text:p>-0.698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3635" calcext:value-type="float">
            <text:p>-3.13635</text:p>
          </table:table-cell>
          <table:table-cell office:value-type="float" office:value="35.0928" calcext:value-type="float">
            <text:p>35.092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33396" calcext:value-type="float">
            <text:p>-0.03339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80828" calcext:value-type="float">
            <text:p>-0.08082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348" calcext:value-type="float">
            <text:p>-0.3348</text:p>
          </table:table-cell>
          <table:table-cell office:value-type="float" office:value="-0.189728" calcext:value-type="float">
            <text:p>-0.18972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7065" calcext:value-type="float">
            <text:p>-0.070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834" calcext:value-type="float">
            <text:p>0.083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56224" calcext:value-type="float">
            <text:p>-0.35622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68" calcext:value-type="float">
            <text:p>35.116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280720000000001" calcext:value-type="float">
            <text:p>-0.028072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834" calcext:value-type="float">
            <text:p>0.083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1228" calcext:value-type="float">
            <text:p>35.122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735679999999999" calcext:value-type="float">
            <text:p>-0.07356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64" calcext:value-type="float">
            <text:p>-0.116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476" calcext:value-type="float">
            <text:p>0.147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41328" calcext:value-type="float">
            <text:p>-0.14132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864" calcext:value-type="float">
            <text:p>0.0864</text:p>
          </table:table-cell>
          <table:table-cell office:value-type="float" office:value="-0.086152" calcext:value-type="float">
            <text:p>-0.08615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70744" calcext:value-type="float">
            <text:p>-0.37074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468" calcext:value-type="float">
            <text:p>35.1468</text:p>
          </table:table-cell>
          <table:table-cell office:value-type="float" office:value="-17.207894" calcext:value-type="float">
            <text:p>-17.20789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687279999999999" calcext:value-type="float">
            <text:p>-0.06872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-0.0271039999999999" calcext:value-type="float">
            <text:p>-0.0271039999999999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7365" calcext:value-type="float">
            <text:p>-0.073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67" calcext:value-type="float">
            <text:p>0.056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018" calcext:value-type="float">
            <text:p>35.1018</text:p>
          </table:table-cell>
          <table:table-cell office:value-type="float" office:value="-17.241774" calcext:value-type="float">
            <text:p>-17.24177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314" calcext:value-type="float">
            <text:p>-0.131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26862" calcext:value-type="float">
            <text:p>-0.02686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105028" calcext:value-type="float">
            <text:p>-0.10502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22344" calcext:value-type="float">
            <text:p>-0.32234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68" calcext:value-type="float">
            <text:p>35.116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656" calcext:value-type="float">
            <text:p>0.165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619520000000001" calcext:value-type="float">
            <text:p>-0.061952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1348" calcext:value-type="float">
            <text:p>35.134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57112" calcext:value-type="float">
            <text:p>-0.05711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1198" calcext:value-type="float">
            <text:p>35.119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080828" calcext:value-type="float">
            <text:p>-0.080828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895884" calcext:value-type="float">
            <text:p>-0.89588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198" calcext:value-type="float">
            <text:p>-0.319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418" calcext:value-type="float">
            <text:p>0.241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1048" calcext:value-type="float">
            <text:p>35.104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716" calcext:value-type="float">
            <text:p>0.771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687279999999999" calcext:value-type="float">
            <text:p>-0.06872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38236" calcext:value-type="float">
            <text:p>-0.0382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42834" calcext:value-type="float">
            <text:p>-0.04283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717" calcext:value-type="float">
            <text:p>0.071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95832" calcext:value-type="float">
            <text:p>-0.09583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048" calcext:value-type="float">
            <text:p>35.104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9885" calcext:value-type="float">
            <text:p>-0.698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68" calcext:value-type="float">
            <text:p>35.1168</text:p>
          </table:table-cell>
          <table:table-cell office:value-type="float" office:value="-17.241774" calcext:value-type="float">
            <text:p>-17.241774</text:p>
          </table:table-cell>
          <table:table-cell office:value-type="float" office:value="0.7866" calcext:value-type="float">
            <text:p>0.786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1656" calcext:value-type="float">
            <text:p>0.165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-0.3198" calcext:value-type="float">
            <text:p>-0.319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57112" calcext:value-type="float">
            <text:p>-0.05711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1198" calcext:value-type="float">
            <text:p>35.119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6885" calcext:value-type="float">
            <text:p>-0.668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77" calcext:value-type="float">
            <text:p>0.047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27184" calcext:value-type="float">
            <text:p>-0.32718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80828" calcext:value-type="float">
            <text:p>-0.08082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3635" calcext:value-type="float">
            <text:p>-3.13635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284" calcext:value-type="float">
            <text:p>-0.128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6885" calcext:value-type="float">
            <text:p>-0.668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27184" calcext:value-type="float">
            <text:p>-0.32718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0868" calcext:value-type="float">
            <text:p>35.086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896" calcext:value-type="float">
            <text:p>0.789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-0.1164" calcext:value-type="float">
            <text:p>-0.1164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10065" calcext:value-type="float">
            <text:p>-0.100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-0.037994" calcext:value-type="float">
            <text:p>-0.03799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61952" calcext:value-type="float">
            <text:p>-0.06195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56224" calcext:value-type="float">
            <text:p>-0.356224</text:p>
          </table:table-cell>
          <table:table-cell office:value-type="float" office:value="-3.15735" calcext:value-type="float">
            <text:p>-3.157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828" calcext:value-type="float">
            <text:p>-0.682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626" calcext:value-type="float">
            <text:p>0.162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9285" calcext:value-type="float">
            <text:p>-0.692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86152" calcext:value-type="float">
            <text:p>-0.08615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56224" calcext:value-type="float">
            <text:p>-0.35622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828" calcext:value-type="float">
            <text:p>-0.6828</text:p>
          </table:table-cell>
          <table:table-cell office:value-type="float" office:value="-0.0687279999999999" calcext:value-type="float">
            <text:p>-0.0687279999999999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476" calcext:value-type="float">
            <text:p>0.147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198" calcext:value-type="float">
            <text:p>-0.319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27184" calcext:value-type="float">
            <text:p>-0.327184</text:p>
          </table:table-cell>
          <table:table-cell office:value-type="float" office:value="-3.16035" calcext:value-type="float">
            <text:p>-3.16035</text:p>
          </table:table-cell>
          <table:table-cell office:value-type="float" office:value="35.1198" calcext:value-type="float">
            <text:p>35.119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66" calcext:value-type="float">
            <text:p>0.786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416" calcext:value-type="float">
            <text:p>0.141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717" calcext:value-type="float">
            <text:p>0.0717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6152" calcext:value-type="float">
            <text:p>-0.08615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61064" calcext:value-type="float">
            <text:p>-0.36106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1438" calcext:value-type="float">
            <text:p>35.143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895884" calcext:value-type="float">
            <text:p>-0.895884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97" calcext:value-type="float">
            <text:p>0.059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3635" calcext:value-type="float">
            <text:p>-3.13635</text:p>
          </table:table-cell>
          <table:table-cell office:value-type="float" office:value="35.0898" calcext:value-type="float">
            <text:p>35.089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75" calcext:value-type="float">
            <text:p>0.847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24924" calcext:value-type="float">
            <text:p>-0.924924</text:p>
          </table:table-cell>
          <table:table-cell office:value-type="float" office:value="0.15765" calcext:value-type="float">
            <text:p>0.157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254" calcext:value-type="float">
            <text:p>-0.125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8985" calcext:value-type="float">
            <text:p>-0.689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51008" calcext:value-type="float">
            <text:p>-0.15100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804" calcext:value-type="float">
            <text:p>0.080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5735" calcext:value-type="float">
            <text:p>-3.15735</text:p>
          </table:table-cell>
          <table:table-cell office:value-type="float" office:value="35.0688" calcext:value-type="float">
            <text:p>35.0688</text:p>
          </table:table-cell>
          <table:table-cell office:value-type="float" office:value="-17.212734" calcext:value-type="float">
            <text:p>-17.212734</text:p>
          </table:table-cell>
          <table:table-cell office:value-type="float" office:value="0.7716" calcext:value-type="float">
            <text:p>0.771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1476" calcext:value-type="float">
            <text:p>0.147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66" calcext:value-type="float">
            <text:p>0.786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5765" calcext:value-type="float">
            <text:p>0.157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9465" calcext:value-type="float">
            <text:p>-0.094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3635" calcext:value-type="float">
            <text:p>-3.13635</text:p>
          </table:table-cell>
          <table:table-cell office:value-type="float" office:value="35.0748" calcext:value-type="float">
            <text:p>35.0748</text:p>
          </table:table-cell>
          <table:table-cell office:value-type="float" office:value="-17.207894" calcext:value-type="float">
            <text:p>-17.20789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978" calcext:value-type="float">
            <text:p>-0.697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69285" calcext:value-type="float">
            <text:p>-0.692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198" calcext:value-type="float">
            <text:p>-0.319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33154" calcext:value-type="float">
            <text:p>-0.03315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2418" calcext:value-type="float">
            <text:p>0.2418</text:p>
          </table:table-cell>
          <table:table-cell office:value-type="float" office:value="-0.370744" calcext:value-type="float">
            <text:p>-0.37074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318" calcext:value-type="float">
            <text:p>35.1318</text:p>
          </table:table-cell>
          <table:table-cell office:value-type="float" office:value="-17.203054" calcext:value-type="float">
            <text:p>-17.20305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638879999999999" calcext:value-type="float">
            <text:p>-0.06388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7755" calcext:value-type="float">
            <text:p>0.077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717" calcext:value-type="float">
            <text:p>0.071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5735" calcext:value-type="float">
            <text:p>-3.15735</text:p>
          </table:table-cell>
          <table:table-cell office:value-type="float" office:value="35.0868" calcext:value-type="float">
            <text:p>35.086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8925" calcext:value-type="float">
            <text:p>0.089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476" calcext:value-type="float">
            <text:p>0.147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8165" calcext:value-type="float">
            <text:p>0.181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32186" calcext:value-type="float">
            <text:p>-0.032186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5735" calcext:value-type="float">
            <text:p>-3.15735</text:p>
          </table:table-cell>
          <table:table-cell office:value-type="float" office:value="35.0958" calcext:value-type="float">
            <text:p>35.095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687279999999999" calcext:value-type="float">
            <text:p>-0.06872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64" calcext:value-type="float">
            <text:p>-0.116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100188" calcext:value-type="float">
            <text:p>-0.1001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924" calcext:value-type="float">
            <text:p>0.092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2298" calcext:value-type="float">
            <text:p>0.229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378" calcext:value-type="float">
            <text:p>35.1378</text:p>
          </table:table-cell>
          <table:table-cell office:value-type="float" office:value="-17.246614" calcext:value-type="float">
            <text:p>-17.24661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83" calcext:value-type="float">
            <text:p>-0.018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3468" calcext:value-type="float">
            <text:p>-0.3468</text:p>
          </table:table-cell>
          <table:table-cell office:value-type="float" office:value="-0.180048" calcext:value-type="float">
            <text:p>-0.18004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561" calcext:value-type="float">
            <text:p>0.056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1074" calcext:value-type="float">
            <text:p>0.107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0958" calcext:value-type="float">
            <text:p>35.095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96" calcext:value-type="float">
            <text:p>0.789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1386" calcext:value-type="float">
            <text:p>0.138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66308" calcext:value-type="float">
            <text:p>-0.06630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-0.184888" calcext:value-type="float">
            <text:p>-0.184888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747" calcext:value-type="float">
            <text:p>0.074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183" calcext:value-type="float">
            <text:p>-0.018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168" calcext:value-type="float">
            <text:p>-0.316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51384" calcext:value-type="float">
            <text:p>-0.35138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0688" calcext:value-type="float">
            <text:p>35.068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96" calcext:value-type="float">
            <text:p>0.789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735679999999999" calcext:value-type="float">
            <text:p>-0.0735679999999999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24924" calcext:value-type="float">
            <text:p>-0.92492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7365" calcext:value-type="float">
            <text:p>-0.073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2418" calcext:value-type="float">
            <text:p>0.2418</text:p>
          </table:table-cell>
          <table:table-cell office:value-type="float" office:value="-0.370744" calcext:value-type="float">
            <text:p>-0.370744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445279999999999" calcext:value-type="float">
            <text:p>-0.04452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208" calcext:value-type="float">
            <text:p>0.2208</text:p>
          </table:table-cell>
          <table:table-cell office:value-type="float" office:value="-0.336864" calcext:value-type="float">
            <text:p>-0.33686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1138" calcext:value-type="float">
            <text:p>35.113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1168" calcext:value-type="float">
            <text:p>35.1168</text:p>
          </table:table-cell>
          <table:table-cell office:value-type="float" office:value="-17.212734" calcext:value-type="float">
            <text:p>-17.21273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738" calcext:value-type="float">
            <text:p>-0.673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071148" calcext:value-type="float">
            <text:p>-0.07114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9465" calcext:value-type="float">
            <text:p>-0.09465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377520000000001" calcext:value-type="float">
            <text:p>-0.03775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17504" calcext:value-type="float">
            <text:p>-0.317504</text:p>
          </table:table-cell>
          <table:table-cell office:value-type="float" office:value="-3.14835" calcext:value-type="float">
            <text:p>-3.148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22414" calcext:value-type="float">
            <text:p>-17.222414</text:p>
          </table:table-cell>
          <table:table-cell office:value-type="float" office:value="0.7716" calcext:value-type="float">
            <text:p>0.7716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15" calcext:value-type="float">
            <text:p>0.841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05564" calcext:value-type="float">
            <text:p>-0.905564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-0.170368" calcext:value-type="float">
            <text:p>-0.17036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864" calcext:value-type="float">
            <text:p>0.0864</text:p>
          </table:table-cell>
          <table:table-cell office:value-type="float" office:value="-0.076472" calcext:value-type="float">
            <text:p>-0.07647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32024" calcext:value-type="float">
            <text:p>-0.33202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318" calcext:value-type="float">
            <text:p>35.1318</text:p>
          </table:table-cell>
          <table:table-cell office:value-type="float" office:value="-17.232094" calcext:value-type="float">
            <text:p>-17.23209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8085" calcext:value-type="float">
            <text:p>-0.68085</text:p>
          </table:table-cell>
          <table:table-cell office:value-type="float" office:value="-0.929764" calcext:value-type="float">
            <text:p>-0.929764</text:p>
          </table:table-cell>
          <table:table-cell office:value-type="float" office:value="0.17265" calcext:value-type="float">
            <text:p>0.172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7665" calcext:value-type="float">
            <text:p>-0.076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5435" calcext:value-type="float">
            <text:p>-3.15435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325" calcext:value-type="float">
            <text:p>0.8325</text:p>
          </table:table-cell>
          <table:table-cell office:value-type="float" office:value="-0.090508" calcext:value-type="float">
            <text:p>-0.090508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24924" calcext:value-type="float">
            <text:p>-0.92492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60688" calcext:value-type="float">
            <text:p>-0.16068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-0.09765" calcext:value-type="float">
            <text:p>-0.0976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33154" calcext:value-type="float">
            <text:p>-0.03315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52272" calcext:value-type="float">
            <text:p>-0.05227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22344" calcext:value-type="float">
            <text:p>-0.32234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0958" calcext:value-type="float">
            <text:p>35.0958</text:p>
          </table:table-cell>
          <table:table-cell office:value-type="float" office:value="-17.203054" calcext:value-type="float">
            <text:p>-17.20305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074" calcext:value-type="float">
            <text:p>-0.107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26862" calcext:value-type="float">
            <text:p>-0.02686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385" calcext:value-type="float">
            <text:p>0.838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-0.67485" calcext:value-type="float">
            <text:p>-0.67485</text:p>
          </table:table-cell>
          <table:table-cell office:value-type="float" office:value="-0.924924" calcext:value-type="float">
            <text:p>-0.924924</text:p>
          </table:table-cell>
          <table:table-cell office:value-type="float" office:value="0.15765" calcext:value-type="float">
            <text:p>0.15765</text:p>
          </table:table-cell>
          <table:table-cell office:value-type="float" office:value="-0.3258" calcext:value-type="float">
            <text:p>-0.325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061952" calcext:value-type="float">
            <text:p>-0.06195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268" calcext:value-type="float">
            <text:p>0.226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5135" calcext:value-type="float">
            <text:p>-3.151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27254" calcext:value-type="float">
            <text:p>-17.22725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-0.0590479999999999" calcext:value-type="float">
            <text:p>-0.0590479999999999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10725" calcext:value-type="float">
            <text:p>0.1072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1596" calcext:value-type="float">
            <text:p>0.159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075988" calcext:value-type="float">
            <text:p>-0.075988</text:p>
          </table:table-cell>
        </table:table-row>
        <table:table-row table:style-name="ro1">
          <table:table-cell office:value-type="float" office:value="-0.0213" calcext:value-type="float">
            <text:p>-0.0213</text:p>
          </table:table-cell>
          <table:table-cell office:value-type="float" office:value="-0.67785" calcext:value-type="float">
            <text:p>-0.67785</text:p>
          </table:table-cell>
          <table:table-cell office:value-type="float" office:value="-0.920084" calcext:value-type="float">
            <text:p>-0.920084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3288" calcext:value-type="float">
            <text:p>-0.3288</text:p>
          </table:table-cell>
          <table:table-cell office:value-type="float" office:value="-0.165528" calcext:value-type="float">
            <text:p>-0.165528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-0.09165" calcext:value-type="float">
            <text:p>-0.091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29120000000001" calcext:value-type="float">
            <text:p>-0.032912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-0.057112" calcext:value-type="float">
            <text:p>-0.05711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2358" calcext:value-type="float">
            <text:p>0.2358</text:p>
          </table:table-cell>
          <table:table-cell office:value-type="float" office:value="-0.346544" calcext:value-type="float">
            <text:p>-0.346544</text:p>
          </table:table-cell>
          <table:table-cell office:value-type="float" office:value="-3.13035" calcext:value-type="float">
            <text:p>-3.13035</text:p>
          </table:table-cell>
          <table:table-cell office:value-type="float" office:value="35.1108" calcext:value-type="float">
            <text:p>35.1108</text:p>
          </table:table-cell>
          <table:table-cell office:value-type="float" office:value="-17.212734" calcext:value-type="float">
            <text:p>-17.212734</text:p>
          </table:table-cell>
          <table:table-cell office:value-type="float" office:value="0.7806" calcext:value-type="float">
            <text:p>0.7806</text:p>
          </table:table-cell>
          <table:table-cell office:value-type="float" office:value="-0.6798" calcext:value-type="float">
            <text:p>-0.6798</text:p>
          </table:table-cell>
          <table:table-cell office:value-type="float" office:value="-0.0493679999999998" calcext:value-type="float">
            <text:p>-0.0493679999999998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10404" calcext:value-type="float">
            <text:p>-0.910404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46706" calcext:value-type="float">
            <text:p>-0.04670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687" calcext:value-type="float">
            <text:p>0.0687</text:p>
          </table:table-cell>
          <table:table-cell office:value-type="float" office:value="-0.0571120000000001" calcext:value-type="float">
            <text:p>-0.05711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894" calcext:value-type="float">
            <text:p>0.0894</text:p>
          </table:table-cell>
          <table:table-cell office:value-type="float" office:value="-0.081312" calcext:value-type="float">
            <text:p>-0.08131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341704" calcext:value-type="float">
            <text:p>-0.34170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468" calcext:value-type="float">
            <text:p>35.146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746" calcext:value-type="float">
            <text:p>0.7746</text:p>
          </table:table-cell>
          <table:table-cell office:value-type="float" office:value="-0.6678" calcext:value-type="float">
            <text:p>-0.6678</text:p>
          </table:table-cell>
          <table:table-cell office:value-type="float" office:value="-0.0348479999999998" calcext:value-type="float">
            <text:p>-0.0348479999999998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-0.1194" calcext:value-type="float">
            <text:p>-0.119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68685" calcext:value-type="float">
            <text:p>-0.68685</text:p>
          </table:table-cell>
          <table:table-cell office:value-type="float" office:value="-0.915244" calcext:value-type="float">
            <text:p>-0.915244</text:p>
          </table:table-cell>
          <table:table-cell office:value-type="float" office:value="0.16365" calcext:value-type="float">
            <text:p>0.163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75208" calcext:value-type="float">
            <text:p>-0.17520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8865" calcext:value-type="float">
            <text:p>-0.0886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66792" calcext:value-type="float">
            <text:p>-0.06679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2388" calcext:value-type="float">
            <text:p>0.2388</text:p>
          </table:table-cell>
          <table:table-cell office:value-type="float" office:value="-0.327184" calcext:value-type="float">
            <text:p>-0.327184</text:p>
          </table:table-cell>
          <table:table-cell office:value-type="float" office:value="-3.14535" calcext:value-type="float">
            <text:p>-3.14535</text:p>
          </table:table-cell>
          <table:table-cell office:value-type="float" office:value="35.1438" calcext:value-type="float">
            <text:p>35.1438</text:p>
          </table:table-cell>
          <table:table-cell office:value-type="float" office:value="-17.236934" calcext:value-type="float">
            <text:p>-17.236934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6708" calcext:value-type="float">
            <text:p>-0.6708</text:p>
          </table:table-cell>
          <table:table-cell office:value-type="float" office:value="-0.0542079999999999" calcext:value-type="float">
            <text:p>-0.054207999999999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212960000000001" calcext:value-type="float">
            <text:p>0.0212960000000001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1626" calcext:value-type="float">
            <text:p>0.162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295" calcext:value-type="float">
            <text:p>0.8295</text:p>
          </table:table-cell>
          <table:table-cell office:value-type="float" office:value="-0.095348" calcext:value-type="float">
            <text:p>-0.095348</text:p>
          </table:table-cell>
        </table:table-row>
        <table:table-row table:style-name="ro1">
          <table:table-cell office:value-type="float" office:value="-0.0243" calcext:value-type="float">
            <text:p>-0.0243</text:p>
          </table:table-cell>
          <table:table-cell office:value-type="float" office:value="-0.68385" calcext:value-type="float">
            <text:p>-0.68385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16665" calcext:value-type="float">
            <text:p>0.16665</text:p>
          </table:table-cell>
          <table:table-cell office:value-type="float" office:value="-0.3228" calcext:value-type="float">
            <text:p>-0.3228</text:p>
          </table:table-cell>
          <table:table-cell office:value-type="float" office:value="-0.155848" calcext:value-type="float">
            <text:p>-0.15584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-0.08565" calcext:value-type="float">
            <text:p>-0.0856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2178" calcext:value-type="float">
            <text:p>-0.0217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280720000000001" calcext:value-type="float">
            <text:p>-0.028072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1014" calcext:value-type="float">
            <text:p>0.1014</text:p>
          </table:table-cell>
          <table:table-cell office:value-type="float" office:value="-0.071632" calcext:value-type="float">
            <text:p>-0.07163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2328" calcext:value-type="float">
            <text:p>0.2328</text:p>
          </table:table-cell>
          <table:table-cell office:value-type="float" office:value="-0.322344" calcext:value-type="float">
            <text:p>-0.322344</text:p>
          </table:table-cell>
          <table:table-cell office:value-type="float" office:value="-3.13935" calcext:value-type="float">
            <text:p>-3.13935</text:p>
          </table:table-cell>
          <table:table-cell office:value-type="float" office:value="35.1078" calcext:value-type="float">
            <text:p>35.1078</text:p>
          </table:table-cell>
          <table:table-cell office:value-type="float" office:value="-17.217574" calcext:value-type="float">
            <text:p>-17.217574</text:p>
          </table:table-cell>
          <table:table-cell office:value-type="float" office:value="0.7836" calcext:value-type="float">
            <text:p>0.7836</text:p>
          </table:table-cell>
          <table:table-cell office:value-type="float" office:value="-0.6588" calcext:value-type="float">
            <text:p>-0.6588</text:p>
          </table:table-cell>
          <table:table-cell office:value-type="float" office:value="-0.0396879999999999" calcext:value-type="float">
            <text:p>-0.0396879999999999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10425" calcext:value-type="float">
            <text:p>0.1042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1011" calcext:value-type="float">
            <text:p>0.1011</text:p>
          </table:table-cell>
          <table:table-cell office:value-type="float" office:value="-0.040898" calcext:value-type="float">
            <text:p>-0.0408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1536" calcext:value-type="float">
            <text:p>0.1536</text:p>
          </table:table-cell>
          <table:table-cell office:value-type="float" office:value="-0.038236" calcext:value-type="float">
            <text:p>-0.03823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085668" calcext:value-type="float">
            <text:p>-0.085668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343639999999999" calcext:value-type="float">
            <text:p>-0.0343639999999999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232320000000001" calcext:value-type="float">
            <text:p>0.02323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908" calcext:value-type="float">
            <text:p>-0.01790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212960000000001" calcext:value-type="float">
            <text:p>0.021296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03279999999999" calcext:value-type="float">
            <text:p>-0.020327999999999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35520000000001" calcext:value-type="float">
            <text:p>-0.013552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885000000000002" calcext:value-type="float">
            <text:p>-0.008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154879999999999" calcext:value-type="float">
            <text:p>0.015487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237160000000001" calcext:value-type="float">
            <text:p>0.0237160000000001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79999999998" calcext:value-type="float">
            <text:p>-0.015487999999999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1965" calcext:value-type="float">
            <text:p>-0.01965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35520000000001" calcext:value-type="float">
            <text:p>-0.013552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25839999999999" calcext:value-type="float">
            <text:p>-0.012583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80799999999996" calcext:value-type="float">
            <text:p>0.0058079999999999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914999999999998" calcext:value-type="float">
            <text:p>0.00914999999999998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03279999999999" calcext:value-type="float">
            <text:p>-0.020327999999999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" calcext:value-type="float">
            <text:p>-0.009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00299999999999997" calcext:value-type="float">
            <text:p>-0.000299999999999997</text:p>
          </table:table-cell>
          <table:table-cell office:value-type="float" office:value="-0.00885000000000002" calcext:value-type="float">
            <text:p>-0.008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-0.00810000000000002" calcext:value-type="float">
            <text:p>-0.008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54879999999999" calcext:value-type="float">
            <text:p>0.015487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0899999999999977" calcext:value-type="float">
            <text:p>0.000899999999999977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03279999999999" calcext:value-type="float">
            <text:p>-0.020327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135" calcext:value-type="float">
            <text:p>-0.001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885000000000002" calcext:value-type="float">
            <text:p>-0.00885000000000002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26862" calcext:value-type="float">
            <text:p>-0.02686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0.0140360000000001" calcext:value-type="float">
            <text:p>0.0140360000000001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798600000000005" calcext:value-type="float">
            <text:p>-0.007986000000000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31944" calcext:value-type="float">
            <text:p>-0.03194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212960000000001" calcext:value-type="float">
            <text:p>0.021296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101639999999999" calcext:value-type="float">
            <text:p>-0.0101639999999999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3068" calcext:value-type="float">
            <text:p>-0.013068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83920000000001" calcext:value-type="float">
            <text:p>-0.018392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0314599999999999" calcext:value-type="float">
            <text:p>0.003145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580799999999994" calcext:value-type="float">
            <text:p>0.0058079999999999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88" calcext:value-type="float">
            <text:p>-0.0058079999999998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106479999999999" calcext:value-type="float">
            <text:p>0.01064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150039999999999" calcext:value-type="float">
            <text:p>-0.0150039999999999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8072" calcext:value-type="float">
            <text:p>-0.02807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35520000000001" calcext:value-type="float">
            <text:p>0.01355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338800000000001" calcext:value-type="float">
            <text:p>-0.00338800000000001</text:p>
          </table:table-cell>
        </table:table-row>
        <table:table-row table:style-name="ro1">
          <table:table-cell office:value-type="float" office:value="-0.0153" calcext:value-type="float">
            <text:p>-0.015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0919600000000006" calcext:value-type="float">
            <text:p>0.00919600000000006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41999999999999" calcext:value-type="float">
            <text:p>-0.00241999999999999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83920000000002" calcext:value-type="float">
            <text:p>0.018392000000000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132" calcext:value-type="float">
            <text:p>0.011132</text:p>
          </table:table-cell>
        </table:table-row>
        <table:table-row table:style-name="ro1">
          <table:table-cell office:value-type="float" office:value="-0.0123" calcext:value-type="float">
            <text:p>-0.0123</text:p>
          </table:table-cell>
          <table:table-cell office:value-type="float" office:value="0.00314999999999998" calcext:value-type="float">
            <text:p>0.00314999999999998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232320000000001" calcext:value-type="float">
            <text:p>-0.023232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750200000000001" calcext:value-type="float">
            <text:p>-0.00750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452" calcext:value-type="float">
            <text:p>0.001452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0614999999999998" calcext:value-type="float">
            <text:p>0.00614999999999998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411399999999999" calcext:value-type="float">
            <text:p>-0.00411399999999999</text:p>
          </table:table-cell>
          <table:table-cell office:value-type="float" office:value="0.00689999999999998" calcext:value-type="float">
            <text:p>0.006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7" calcext:value-type="float">
            <text:p>0.0038720000000000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-0.00532399999999993" calcext:value-type="float">
            <text:p>-0.00532399999999993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25999999999998" calcext:value-type="float">
            <text:p>-0.0072599999999999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89999999999998" calcext:value-type="float">
            <text:p>0.00389999999999998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0967999999999933" calcext:value-type="float">
            <text:p>0.00096799999999993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701799999999999" calcext:value-type="float">
            <text:p>0.007017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49999999999999" calcext:value-type="float">
            <text:p>-0.000149999999999999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66200000000003" calcext:value-type="float">
            <text:p>0.002662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895399999999999" calcext:value-type="float">
            <text:p>-0.00895399999999999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847" calcext:value-type="float">
            <text:p>-0.00096799999999984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99" calcext:value-type="float">
            <text:p>-0.00044999999999999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00241999999999962" calcext:value-type="float">
            <text:p>-0.00024199999999996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01799999999997" calcext:value-type="float">
            <text:p>-0.007017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00149999999999977" calcext:value-type="float">
            <text:p>0.000149999999999977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169399999999996" calcext:value-type="float">
            <text:p>0.0016939999999999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42000000000002" calcext:value-type="float">
            <text:p>0.00242000000000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210000000000002" calcext:value-type="float">
            <text:p>-0.0021000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871200000000005" calcext:value-type="float">
            <text:p>-0.00871200000000005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399999999991" calcext:value-type="float">
            <text:p>-0.0077439999999999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508199999999997" calcext:value-type="float">
            <text:p>-0.0050819999999999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822800000000001" calcext:value-type="float">
            <text:p>-0.00822800000000001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585000000000002" calcext:value-type="float">
            <text:p>-0.00585000000000002</text:p>
          </table:table-cell>
          <table:table-cell office:value-type="float" office:value="0.00435600000000008" calcext:value-type="float">
            <text:p>0.00435600000000008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26000000000002" calcext:value-type="float">
            <text:p>0.007260000000000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6600000000001" calcext:value-type="float">
            <text:p>0.00556600000000001</text:p>
          </table:table-cell>
          <table:table-cell office:value-type="float" office:value="0.00989999999999998" calcext:value-type="float">
            <text:p>0.00989999999999998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1" calcext:value-type="float">
            <text:p>0.008712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4" calcext:value-type="float">
            <text:p>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66200000000001" calcext:value-type="float">
            <text:p>-0.00266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-0.00285000000000002" calcext:value-type="float">
            <text:p>-0.00285000000000002</text:p>
          </table:table-cell>
          <table:table-cell office:value-type="float" office:value="-0.000483999999999924" calcext:value-type="float">
            <text:p>-0.000483999999999924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0726000000000006" calcext:value-type="float">
            <text:p>0.000726000000000006</text:p>
          </table:table-cell>
          <table:table-cell office:value-type="float" office:value="-0.00510000000000002" calcext:value-type="float">
            <text:p>-0.00510000000000002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387200000000004" calcext:value-type="float">
            <text:p>-0.0038720000000000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79999999999" calcext:value-type="float">
            <text:p>-0.010647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600000000007" calcext:value-type="float">
            <text:p>0.006776000000000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0.00459800000000004" calcext:value-type="float">
            <text:p>0.00459800000000004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217799999999997" calcext:value-type="float">
            <text:p>-0.002177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38800000000001" calcext:value-type="float">
            <text:p>-0.003388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4:39:51.163632400</dc:date>
    <meta:editing-duration>PT2M15S</meta:editing-duration>
    <meta:editing-cycles>1</meta:editing-cycles>
    <meta:document-statistic meta:table-count="1" meta:cell-count="892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1.152cm" svg:y="4.204cm" style:legend-expansion="high" chart:style-name="ch2"/>
        <chart:plot-area chart:style-name="ch3" table:cell-range-address="gaussmeter_magnitude_validation.Z1:gaussmeter_magnitude_validation.Z186" chart:data-source-has-labels="row" svg:x="0.319cm" svg:y="0.18cm" svg:width="10.514cm" svg:height="8.646cm">
          <chart:coordinate-region svg:x="0.94cm" svg:y="0.379cm" svg:width="9.8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meter_magnitude_validation.Z2:gaussmeter_magnitude_validation.Z186" chart:label-cell-address="gaussmeter_magnitude_validation.Z1:gaussmeter_magnitude_validation.Z1" chart:class="chart:line">
            <chart:data-point chart:repeated="1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Y [mT]</text:p>
                <draw:g>
                  <svg:desc>gaussmeter_magnitude_validation.Z1:gaussmeter_magnitude_validation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80000000000001">
                <text:p>0.00480000000000001</text:p>
                <draw:g>
                  <svg:desc>gaussmeter_magnitude_validation.Z2:gaussmeter_magnitude_validation.Z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62">
                <text:p>-0.0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719999999999999">
                <text:p>-0.0071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208">
                <text:p>1.4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1408">
                <text:p>35.1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1378">
                <text:p>35.1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1378">
                <text:p>35.1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1228">
                <text:p>35.1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0988">
                <text:p>35.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1048">
                <text:p>35.1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1138">
                <text:p>35.1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1138">
                <text:p>35.1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1528">
                <text:p>35.1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0808">
                <text:p>35.0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0838">
                <text:p>35.08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.0778">
                <text:p>35.0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0808">
                <text:p>35.0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1258">
                <text:p>35.1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1168">
                <text:p>35.1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0958">
                <text:p>35.0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1258">
                <text:p>35.1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.1018">
                <text:p>35.1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1018">
                <text:p>35.1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0928">
                <text:p>35.0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1168">
                <text:p>35.1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.1228">
                <text:p>35.1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.1468">
                <text:p>35.1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.1018">
                <text:p>35.1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.1168">
                <text:p>35.1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1348">
                <text:p>35.1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.1198">
                <text:p>35.1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.1048">
                <text:p>35.1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.1048">
                <text:p>35.1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.1168">
                <text:p>35.1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1198">
                <text:p>35.1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0988">
                <text:p>35.0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0868">
                <text:p>35.08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1198">
                <text:p>35.11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438">
                <text:p>35.1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0898">
                <text:p>35.08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0988">
                <text:p>35.0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0688">
                <text:p>35.0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0748">
                <text:p>35.07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1318">
                <text:p>35.1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0868">
                <text:p>35.0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0958">
                <text:p>35.0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1378">
                <text:p>35.1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0958">
                <text:p>35.0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0688">
                <text:p>35.0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0988">
                <text:p>35.0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1138">
                <text:p>35.11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1168">
                <text:p>35.1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1318">
                <text:p>35.1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0988">
                <text:p>35.0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0958">
                <text:p>35.09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108">
                <text:p>35.1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1468">
                <text:p>35.1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1438">
                <text:p>35.1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1078">
                <text:p>35.1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0000000000001">
                <text:p>0.0018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419999999999999">
                <text:p>-0.0041999999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119999999999999">
                <text:p>-0.0011999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8">
                <text:p>0.0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